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71.65mm"/>
    </style:style>
    <style:style style:name="co5" style:family="table-column">
      <style:table-column-properties fo:break-before="auto" style:column-width="24.92mm"/>
    </style:style>
    <style:style style:name="co8" style:family="table-column">
      <style:table-column-properties fo:break-before="auto" style:column-width="70.56mm"/>
    </style:style>
    <style:style style:name="co7" style:family="table-column">
      <style:table-column-properties fo:break-before="auto" style:column-width="36.3mm"/>
    </style:style>
    <style:style style:name="co9" style:family="table-column">
      <style:table-column-properties fo:break-before="auto" style:column-width="69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fo:color="#ffffff" style:text-position=""/>
    </style:style>
    <style:style style:name="ce4" style:family="table-cell" style:parent-style-name="Default" style:data-style-name="N106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/>
    </style:style>
    <style:style style:name="ce6" style:family="table-cell" style:parent-style-name="Default" style:data-style-name="N105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12" style:family="table-cell" style:parent-style-name="Default"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ext-properties fo:color="#ffffff"/>
    </style:style>
    <style:style style:name="ce16" style:family="table-cell" style:parent-style-name="Default" style:data-style-name="N106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8" style:family="table-cell" style:parent-style-name="Default" style:data-style-name="N105">
      <style:table-cell-properties fo:border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05"/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rimer presupuest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4"/>
        <table:table-column table:style-name="co1" table:default-cell-style-name="ce6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5" table:number-rows-spanned="2">
            <text:p>Sala Grand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number-columns-repeated="3"/>
          <table:covered-table-cell table:number-columns-repeated="5" table:style-name="Default"/>
          <table:table-cell/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1"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Basic M1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199" calcext:value-type="currency">
            <text:p>199,00 €</text:p>
          </table:table-cell>
          <table:table-cell table:formula="of:=[.F7]*[.G7]" office:value-type="currency" office:currency="EUR" office:value="7164" calcext:value-type="currency">
            <text:p>7.164,00 €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1"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Asus VS197DE 19”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67.05" calcext:value-type="currency">
            <text:p>67,05 €</text:p>
          </table:table-cell>
          <table:table-cell table:formula="of:=[.F8]*[.G8]" office:value-type="currency" office:currency="EUR" office:value="2480.85" calcext:value-type="currency">
            <text:p>2.480,85 €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1" office:value-type="string" calcext:value-type="string">
            <text:p>impresora de red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HP officejet 6000 re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51.95" calcext:value-type="currency">
            <text:p>51,95 €</text:p>
          </table:table-cell>
          <table:table-cell table:formula="of:=[.F9]*[.G9]" office:value-type="currency" office:currency="EUR" office:value="155.85" calcext:value-type="currency">
            <text:p>155,85 €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1" office:value-type="string" calcext:value-type="string">
            <text:p>SAI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Llink LL-1550M 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[.F10]*[.G10]" office:value-type="currency" office:currency="EUR" office:value="1442.1" calcext:value-type="currency">
            <text:p>1.442,10 €</text:p>
          </table:table-cell>
          <table:table-cell table:style-name="ce7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5" table:number-rows-spanned="2">
            <text:p>Server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2" table:style-name="ce1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MicroServer G8 G1610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98.44" calcext:value-type="currency">
            <text:p>198,44 €</text:p>
          </table:table-cell>
          <table:table-cell table:formula="of:=[.F16]*[.G16]" office:value-type="currency" office:currency="EUR" office:value="396.88" calcext:value-type="currency">
            <text:p>396,88 €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eclado + ratón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Cherry DW8000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9.95" calcext:value-type="currency">
            <text:p>49,95 €</text:p>
          </table:table-cell>
          <table:table-cell table:formula="of:=[.F17]*[.G17]" office:value-type="currency" office:currency="EUR" office:value="49.95" calcext:value-type="currency">
            <text:p>49,95 €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isco duro externo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Toshiba canvio basics 2,5”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[.F18]*[.G18]" office:value-type="currency" office:currency="EUR" office:value="41" calcext:value-type="currency">
            <text:p>41,00 €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witch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Edimax ES-3308P V3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14.95" calcext:value-type="currency">
            <text:p>14,95 €</text:p>
          </table:table-cell>
          <table:table-cell table:formula="of:=[.F19]*[.G19]" office:value-type="currency" office:currency="EUR" office:value="358.8" calcext:value-type="currency">
            <text:p>358,80 €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outer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Edimax BR-6228NS V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.95" calcext:value-type="currency">
            <text:p>14,95 €</text:p>
          </table:table-cell>
          <table:table-cell table:formula="of:=[.F20]*[.G20]" office:value-type="currency" office:currency="EUR" office:value="14.95" calcext:value-type="currency">
            <text:p>14,95 €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ack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Armario Mural 19”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87" calcext:value-type="currency">
            <text:p>87,00 €</text:p>
          </table:table-cell>
          <table:table-cell table:formula="of:=[.F21]*[.G21]" office:value-type="currency" office:currency="EUR" office:value="261" calcext:value-type="currency">
            <text:p>261,00 €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5" table:number-rows-spanned="2">
            <text:p>Materiale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2" table:style-name="ce1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egletas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Brennenstuhl 8 tomas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27]*[.G27]" office:value-type="currency" office:currency="EUR" office:value="143.4" calcext:value-type="currency">
            <text:p>143,40 €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ables</text:p>
          </table:table-cell>
          <table:table-cell office:value-type="string" calcext:value-type="string">
            <text:p>M-002</text:p>
          </table:table-cell>
          <table:table-cell table:style-name="Default" office:value-type="string" calcext:value-type="string">
            <text:p>Bobina 100m Cable Red Rígido UTP Cat. 6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4.9" calcext:value-type="currency">
            <text:p>34,90 €</text:p>
          </table:table-cell>
          <table:table-cell table:style-name="ce4" table:formula="of:=[.F28]*[.G28]" office:value-type="currency" office:currency="EUR" office:value="174.5" calcext:value-type="currency">
            <text:p>174,50 €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analeta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4" table:formula="of:=[.F29]*[.G29]" office:value-type="currency" office:currency="EUR" office:value="387.75" calcext:value-type="currency">
            <text:p>387,75 €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oseta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Roseta hembra cat6 RJ45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30]*[.G30]" office:value-type="currency" office:currency="EUR" office:value="117" calcext:value-type="currency">
            <text:p>117,00 €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conector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1]*[.G31]" office:value-type="currency" office:currency="EUR" office:value="16.95" calcext:value-type="currency">
            <text:p>16,95 €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5" table:number-rows-spanned="2">
            <text:p>Sistemas Operativo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2" table:style-name="ce1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istema operativo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Ubuntu Desktop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formula="of:=[.F37]*[.G3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istema operativo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Ubuntu Serv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F38]*[.G3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" office:value-type="string" calcext:value-type="string">
            <text:p>Total</text:p>
          </table:table-cell>
          <table:table-cell table:formula="of:=[.H7]+[.H8]+[.H9]+[.H10]+[.H16]+[.H17]+[.H18]+[.H19]+[.H20]+[.H21]+[.H27]+[.H28]+[.H29]+[.H30]+[.H37]+[.H38]+[.H31]" office:value-type="currency" office:currency="EUR" office:value="13204.98" calcext:value-type="currency">
            <text:p>13.204,98 €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VA 21%</text:p>
          </table:table-cell>
          <table:table-cell table:formula="of:=[.H40]*[.F41]/100" office:value-type="currency" office:currency="EUR" office:value="2773.0458" calcext:value-type="currency">
            <text:p>2.773,05 €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5" office:value-type="string" calcext:value-type="string">
            <text:p>Total</text:p>
          </table:table-cell>
          <table:table-cell table:formula="of:=[.H40]+[.H41]" office:value-type="currency" office:currency="EUR" office:value="15978.0258" calcext:value-type="currency">
            <text:p>15.978,03 €</text:p>
          </table:table-cell>
          <table:table-cell/>
        </table:table-row>
      </table:table>
      <table:table table:name="Segundo presupuesto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13"/>
        <table:table-column table:style-name="co9" table:default-cell-style-name="ce13"/>
        <table:table-column table:style-name="co1" table:default-cell-style-name="ce13"/>
        <table:table-column table:style-name="co1" table:default-cell-style-name="ce16"/>
        <table:table-column table:style-name="co1" table:default-cell-style-name="ce18"/>
        <table:table-row table:style-name="ro2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21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5" table:number-rows-spanned="2">
            <text:p>Sala Grande</text:p>
          </table:table-cell>
          <table:covered-table-cell table:style-name="ce22"/>
          <table:covered-table-cell table:number-columns-repeated="3" table:style-name="Default"/>
        </table:table-row>
        <table:table-row table:style-name="ro1">
          <table:table-cell table:number-columns-repeated="3"/>
          <table:covered-table-cell table:style-name="Default"/>
          <table:covered-table-cell table:style-name="ce22"/>
          <table:covered-table-cell table:number-columns-repeated="3" table:style-name="Default"/>
        </table:table-row>
        <table:table-row table:style-name="ro2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3" office:value-type="string" calcext:value-type="string">
            <text:p>Precio unidad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table:style-name="Default" office:value-type="string" calcext:value-type="string">
            <text:p>PcCom Basilical Enterprise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79" calcext:value-type="currency">
            <text:p>379,00 €</text:p>
          </table:table-cell>
          <table:table-cell table:formula="of:=[.F7]*[.G7]" office:value-type="currency" office:currency="EUR" office:value="13644" calcext:value-type="currency">
            <text:p>13.644,00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Smsung S19D300NY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89" calcext:value-type="currency">
            <text:p>89,00 €</text:p>
          </table:table-cell>
          <table:table-cell table:formula="of:=[.F8]*[.G8]" office:value-type="currency" office:currency="EUR" office:value="3293" calcext:value-type="currency">
            <text:p>3.293,00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SAI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Salicru SPS On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6.95" calcext:value-type="currency">
            <text:p>56,95 €</text:p>
          </table:table-cell>
          <table:table-cell table:formula="of:=[.F9]*[.G9]" office:value-type="currency" office:currency="EUR" office:value="56.95" calcext:value-type="currency">
            <text:p>56,95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impresora de red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HP Officejet Pr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49" calcext:value-type="currency">
            <text:p>249,00 €</text:p>
          </table:table-cell>
          <table:table-cell table:formula="of:=[.F10]*[.G10]" office:value-type="currency" office:currency="EUR" office:value="249" calcext:value-type="currency">
            <text:p>249,00 €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21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5" table:number-rows-spanned="2">
            <text:p>Server</text:p>
          </table:table-cell>
          <table:covered-table-cell table:style-name="ce14"/>
          <table:covered-table-cell table:number-columns-repeated="3" table:style-name="Default"/>
        </table:table-row>
        <table:table-row table:style-name="ro1">
          <table:table-cell table:number-columns-repeated="3"/>
          <table:covered-table-cell table:number-columns-repeated="5" table:style-name="Default"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3" office:value-type="string" calcext:value-type="string">
            <text:p>Precio unidad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Proliant ML310E G8 V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69" calcext:value-type="currency">
            <text:p>669,00 €</text:p>
          </table:table-cell>
          <table:table-cell table:formula="of:=[.F16]*[.G16]" office:value-type="currency" office:currency="EUR" office:value="1338" calcext:value-type="currency">
            <text:p>1.338,00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switch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TP-Link switch 8 puertos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[.F17]*[.G17]" office:value-type="currency" office:currency="EUR" office:value="348" calcext:value-type="currency">
            <text:p>348,00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router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Asus RT-AC87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5" calcext:value-type="currency">
            <text:p>205,00 €</text:p>
          </table:table-cell>
          <table:table-cell table:formula="of:=[.F18]*[.G18]" office:value-type="currency" office:currency="EUR" office:value="205" calcext:value-type="currency">
            <text:p>205,00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Rack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Armario Rack Mural 19”</text:p>
          </table:table-cell>
          <table:table-cell office:value-type="float" office:value="279" calcext:value-type="float">
            <text:p>279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F19]*[.G19]" office:value-type="currency" office:currency="EUR" office:value="279" calcext:value-type="currency">
            <text:p>279,00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Disco duro externo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Toshiba Stor.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26" calcext:value-type="currency">
            <text:p>126,00 €</text:p>
          </table:table-cell>
          <table:table-cell table:formula="of:=[.F20]*[.G20]" office:value-type="currency" office:currency="EUR" office:value="252" calcext:value-type="currency">
            <text:p>252,00 €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>
            <text:p>Teclado + ratón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Gigabyte KM61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.995" calcext:value-type="currency">
            <text:p>14,00 €</text:p>
          </table:table-cell>
          <table:table-cell table:formula="of:=[.F21]*[.G21]" office:value-type="currency" office:currency="EUR" office:value="13.995" calcext:value-type="currency">
            <text:p>14,00 €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21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5" table:number-rows-spanned="2">
            <text:p>Materiales</text:p>
          </table:table-cell>
          <table:covered-table-cell table:number-columns-repeated="4" table:style-name="Default"/>
        </table:table-row>
        <table:table-row table:style-name="ro1">
          <table:table-cell table:number-columns-repeated="3"/>
          <table:covered-table-cell table:number-columns-repeated="5" table:style-name="Default"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3" office:value-type="string" calcext:value-type="string">
            <text:p>Precio unidad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canaleta</text:p>
          </table:table-cell>
          <table:table-cell office:value-type="string" calcext:value-type="string">
            <text:p>M-001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16" table:formula="of:=[.F27]*[.G27]" office:value-type="currency" office:currency="EUR" office:value="387.75" calcext:value-type="currency">
            <text:p>387,75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roseta</text:p>
          </table:table-cell>
          <table:table-cell office:value-type="string" calcext:value-type="string">
            <text:p>M-002</text:p>
          </table:table-cell>
          <table:table-cell office:value-type="string" calcext:value-type="string">
            <text:p>Roseta doble cat6 RJ45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28]*[.G28]" office:value-type="currency" office:currency="EUR" office:value="78" calcext:value-type="currency">
            <text:p>78,00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cables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Bobina 305m Cable Red Rígido UTP Cat.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9" calcext:value-type="currency">
            <text:p>89,00 €</text:p>
          </table:table-cell>
          <table:table-cell table:formula="of:=[.F29]*[.G29]" office:value-type="currency" office:currency="EUR" office:value="178" calcext:value-type="currency">
            <text:p>178,00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conector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6.95" calcext:value-type="float">
            <text:p>16,95</text:p>
          </table:table-cell>
          <table:table-cell table:formula="of:=[.F30]*[.G30]" office:value-type="currency" office:currency="EUR" office:value="16.95" calcext:value-type="currency">
            <text:p>16,95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regletas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Regleta 8 tomas Schuko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31]*[.G31]" office:value-type="currency" office:currency="EUR" office:value="143.4" calcext:value-type="currency">
            <text:p>143,40 €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5" table:number-rows-spanned="2">
            <text:p>Sistemas Operativos</text:p>
          </table:table-cell>
          <table:covered-table-cell table:style-name="ce14"/>
          <table:covered-table-cell table:number-columns-repeated="3" table:style-name="Default"/>
        </table:table-row>
        <table:table-row table:style-name="ro1">
          <table:table-cell table:number-columns-repeated="3"/>
          <table:covered-table-cell table:number-columns-repeated="5" table:style-name="Default"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3" office:value-type="string" calcext:value-type="string">
            <text:p>Precio unidad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S.O.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Windows7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29.9" calcext:value-type="currency">
            <text:p>29,90 €</text:p>
          </table:table-cell>
          <table:table-cell table:formula="of:=[.F37]*[.G37]" office:value-type="currency" office:currency="EUR" office:value="1076.4" calcext:value-type="currency">
            <text:p>1.076,40 €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S.O.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Windows 2008 Serve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38]*[.G38]" office:value-type="currency" office:currency="EUR" office:value="23.9" calcext:value-type="currency">
            <text:p>23,90 €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Total</text:p>
          </table:table-cell>
          <table:table-cell table:formula="of:=[.H7]+[.H8]+[.H21]+[.H20]+[.H9]+[.H10]+[.H10]+[.H16]+[.H17]+[.H18]+[.H19]+[.H27]+[.H28]+[.H29]+[.H31]+[.H37]+[.H38]+[.H30]" office:value-type="currency" office:currency="EUR" office:value="21832.345" calcext:value-type="currency">
            <text:p>21.832,35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15" office:value-type="float" office:value="21" calcext:value-type="float">
            <text:p>21</text:p>
          </table:table-cell>
          <table:table-cell table:style-name="ce17" office:value-type="string" calcext:value-type="string">
            <text:p>IVA 21%</text:p>
          </table:table-cell>
          <table:table-cell table:formula="of:=[.H40]*[.F41]/100" office:value-type="currency" office:currency="EUR" office:value="4584.79245" calcext:value-type="currency">
            <text:p>4.584,79 €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17" office:value-type="string" calcext:value-type="string">
            <text:p>Total</text:p>
          </table:table-cell>
          <table:table-cell table:formula="of:=[.H40]+[.H41]" office:value-type="currency" office:currency="EUR" office:value="26417.13745" calcext:value-type="currency">
            <text:p>26.417,14 €</text:p>
          </table:table-cell>
        </table:table-row>
      </table:table>
      <table:table table:name="Tercer presupuesto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8" table:default-cell-style-name="ce1"/>
        <table:table-column table:style-name="co5" table:default-cell-style-name="ce1"/>
        <table:table-column table:style-name="co5" table:default-cell-style-name="ce4"/>
        <table:table-column table:style-name="co1" table:default-cell-style-name="ce6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Sala Grand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5"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 table:style-name="ce7"/>
        </table:table-row>
        <table:table-row table:style-name="ro2">
          <table:table-cell table:number-columns-repeated="2"/>
          <table:table-cell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Work StartUp II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789" calcext:value-type="currency">
            <text:p>789,00 €</text:p>
          </table:table-cell>
          <table:table-cell table:formula="of:=[.F6]*[.G6]" office:value-type="currency" office:currency="EUR" office:value="28404" calcext:value-type="currency">
            <text:p>28.404,00 €</text:p>
          </table:table-cell>
          <table:table-cell table:style-name="ce7"/>
        </table:table-row>
        <table:table-row table:style-name="ro2"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Asus ROG Swift PG279Q 27”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881" calcext:value-type="currency">
            <text:p>881,00 €</text:p>
          </table:table-cell>
          <table:table-cell table:formula="of:=[.F7]*[.G7]" office:value-type="currency" office:currency="EUR" office:value="32597" calcext:value-type="currency">
            <text:p>32.597,00 €</text:p>
          </table:table-cell>
          <table:table-cell table:style-name="ce7"/>
        </table:table-row>
        <table:table-row table:style-name="ro2">
          <table:table-cell table:number-columns-repeated="2"/>
          <table:table-cell office:value-type="string" calcext:value-type="string">
            <text:p>impresora de red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Lexmark CX510DE duplex/re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230.57" calcext:value-type="currency">
            <text:p>1.230,57 €</text:p>
          </table:table-cell>
          <table:table-cell table:formula="of:=[.F8]*[.G8]" office:value-type="currency" office:currency="EUR" office:value="3691.71" calcext:value-type="currency">
            <text:p>3.691,71 €</text:p>
          </table:table-cell>
          <table:table-cell table:style-name="ce7"/>
        </table:table-row>
        <table:table-row table:style-name="ro2">
          <table:table-cell table:number-columns-repeated="2"/>
          <table:table-cell office:value-type="string" calcext:value-type="string">
            <text:p>SAI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APC back-UPS pro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82" calcext:value-type="currency">
            <text:p>382,00 €</text:p>
          </table:table-cell>
          <table:table-cell table:formula="of:=[.F9]*[.G9]" office:value-type="currency" office:currency="EUR" office:value="14516" calcext:value-type="currency">
            <text:p>14.516,00 €</text:p>
          </table:table-cell>
          <table:table-cell table:style-name="ce7"/>
        </table:table-row>
        <table:table-row table:style-name="ro2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Server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2">
          <table:table-cell table:number-columns-repeated="2"/>
          <table:table-cell table:style-name="Default"/>
          <table:covered-table-cell table:number-columns-repeated="3"/>
          <table:covered-table-cell table:number-columns-repeated="2" table:style-name="ce1"/>
          <table:table-cell/>
        </table:table-row>
        <table:table-row table:style-name="ro2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ProLiant ML350 Gen9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209" calcext:value-type="currency">
            <text:p>2.209,00 €</text:p>
          </table:table-cell>
          <table:table-cell table:formula="of:=[.F15]*[.G15]" office:value-type="currency" office:currency="EUR" office:value="4418" calcext:value-type="currency">
            <text:p>4.418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clado + ratón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Cherry DW8000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9.95" calcext:value-type="currency">
            <text:p>49,95 €</text:p>
          </table:table-cell>
          <table:table-cell table:formula="of:=[.F16]*[.G16]" office:value-type="currency" office:currency="EUR" office:value="49.95" calcext:value-type="currency">
            <text:p>49,9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isco duro externo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Seagate personal cloud 6TB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79.95" calcext:value-type="currency">
            <text:p>379,95 €</text:p>
          </table:table-cell>
          <table:table-cell table:formula="of:=[.F17]*[.G17]" office:value-type="currency" office:currency="EUR" office:value="379.95" calcext:value-type="currency">
            <text:p>379,9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TP-Link TL-SG10448 48puerto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02" calcext:value-type="currency">
            <text:p>302,00 €</text:p>
          </table:table-cell>
          <table:table-cell table:formula="of:=[.F18]*[.G18]" office:value-type="currency" office:currency="EUR" office:value="302" calcext:value-type="currency">
            <text:p>302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outer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Asus RT-AC53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69" calcext:value-type="currency">
            <text:p>469,00 €</text:p>
          </table:table-cell>
          <table:table-cell table:formula="of:=[.F19]*[.G19]" office:value-type="currency" office:currency="EUR" office:value="469" calcext:value-type="currency">
            <text:p>469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ack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Armario Rack mural 19”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99" calcext:value-type="currency">
            <text:p>399,00 €</text:p>
          </table:table-cell>
          <table:table-cell table:formula="of:=[.F20]*[.G20]" office:value-type="currency" office:currency="EUR" office:value="399" calcext:value-type="currency">
            <text:p>399,00 €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2"/>
          <table:table-cell table:style-name="Default" table:number-columns-repeated="3"/>
          <table:table-cell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Materiale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2">
          <table:table-cell table:number-columns-repeated="2"/>
          <table:table-cell table:style-name="Default"/>
          <table:covered-table-cell table:number-columns-repeated="3"/>
          <table:covered-table-cell table:number-columns-repeated="2" table:style-name="ce1"/>
          <table:table-cell/>
        </table:table-row>
        <table:table-row table:style-name="ro2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gletas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PowerCube 5 Tomas 1,5M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15.75" calcext:value-type="currency">
            <text:p>15,75 €</text:p>
          </table:table-cell>
          <table:table-cell table:formula="of:=[.F26]*[.G26]" office:value-type="currency" office:currency="EUR" office:value="393.75" calcext:value-type="currency">
            <text:p>393,7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ables</text:p>
          </table:table-cell>
          <table:table-cell office:value-type="string" calcext:value-type="string">
            <text:p>M-002</text:p>
          </table:table-cell>
          <table:table-cell table:style-name="Default" office:value-type="string" calcext:value-type="string">
            <text:p>Bobina 305m Cable Red Rígido UTP Cat.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9" calcext:value-type="currency">
            <text:p>89,00 €</text:p>
          </table:table-cell>
          <table:table-cell table:style-name="ce4" table:formula="of:=[.F27]*[.G27]" office:value-type="currency" office:currency="EUR" office:value="178" calcext:value-type="currency">
            <text:p>178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analeta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4" table:formula="of:=[.F28]*[.G28]" office:value-type="currency" office:currency="EUR" office:value="387.75" calcext:value-type="currency">
            <text:p>387,7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oseta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Roseta hembra cat6 RJ45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29]*[.G29]" office:value-type="currency" office:currency="EUR" office:value="117" calcext:value-type="currency">
            <text:p>117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ector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0]*[.G30]" office:value-type="currency" office:currency="EUR" office:value="16.95" calcext:value-type="currency">
            <text:p>16,95 €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ce11"/>
          <table:table-cell table:style-name="ce2" office:value-type="string" calcext:value-type="string" table:number-columns-spanned="5" table:number-rows-spanned="2">
            <text:p>Sistemas Operativos</text:p>
          </table:table-cell>
          <table:covered-table-cell table:number-columns-repeated="2"/>
          <table:covered-table-cell table:style-name="ce1"/>
          <table:covered-table-cell table:style-name="ce9"/>
          <table:table-cell/>
        </table:table-row>
        <table:table-row table:style-name="ro2">
          <table:table-cell table:number-columns-repeated="2"/>
          <table:table-cell table:style-name="ce7"/>
          <table:covered-table-cell table:number-columns-repeated="3"/>
          <table:covered-table-cell table:style-name="ce1"/>
          <table:covered-table-cell table:style-name="Default"/>
          <table:table-cell/>
        </table:table-row>
        <table:table-row table:style-name="ro2">
          <table:table-cell table:number-columns-repeated="2"/>
          <table:table-cell table:style-name="ce7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stema operativo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Windows 7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141" calcext:value-type="float">
            <text:p>141</text:p>
          </table:table-cell>
          <table:table-cell table:formula="of:=[.F36]*[.G36]" office:value-type="currency" office:currency="EUR" office:value="5076" calcext:value-type="currency">
            <text:p>5.076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stema operativo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Windows 2008 Serv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99" calcext:value-type="float">
            <text:p>1299</text:p>
          </table:table-cell>
          <table:table-cell table:formula="of:=[.F37]*[.G37]" office:value-type="currency" office:currency="EUR" office:value="1299" calcext:value-type="currency">
            <text:p>1.299,00 €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5" office:value-type="string" calcext:value-type="string">
            <text:p>Subtotal</text:p>
          </table:table-cell>
          <table:table-cell table:formula="of:=[.H6]+[.H7]+[.H8]+[.H9]+[.H15]+[.H16]+[.H17]+[.H18]+[.H19]+[.H20]+[.H26]+[.H27]+[.H28]+[.H29]+[.H36]+[.H37]+[.H30]" office:value-type="currency" office:currency="EUR" office:value="92695.06" calcext:value-type="currency">
            <text:p>92.695,06 €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VA 21%</text:p>
          </table:table-cell>
          <table:table-cell table:formula="of:=[.H39]*[.F40]/100" office:value-type="currency" office:currency="EUR" office:value="19465.9626" calcext:value-type="currency">
            <text:p>19.465,96 €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5" office:value-type="string" calcext:value-type="string">
            <text:p>Total</text:p>
          </table:table-cell>
          <table:table-cell table:formula="of:=[.H39]+[.H40]" office:value-type="currency" office:currency="EUR" office:value="112161.0226" calcext:value-type="currency">
            <text:p>112.161,02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0:30:18.1096330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8:48:03.504000000</meta:creation-date>
    <meta:editing-duration>PT2H20M59S</meta:editing-duration>
    <meta:editing-cycles>30</meta:editing-cycles>
    <meta:generator>LibreOffice/5.0.3.2$Linux_X86_64 LibreOffice_project/00m0$Build-2</meta:generator>
    <dc:date>2016-06-03T10:33:53.573923722</dc:date>
    <meta:document-statistic meta:table-count="3" meta:cell-count="399" meta:object-count="0"/>
  </office:meta>
</office:document-meta>
</file>